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464cm"/>
    </style:style>
    <style:style style:name="co19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13.566cm"/>
    </style:style>
    <style:style style:name="co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8.611cm"/>
    </style:style>
    <style:style style:name="co8" style:family="table-column">
      <style:table-column-properties fo:break-before="auto" style:column-width="2.399cm"/>
    </style:style>
    <style:style style:name="co10" style:family="table-column">
      <style:table-column-properties fo:break-before="auto" style:column-width="3.713cm"/>
    </style:style>
    <style:style style:name="co11" style:family="table-column">
      <style:table-column-properties fo:break-before="auto" style:column-width="18.464cm"/>
    </style:style>
    <style:style style:name="co12" style:family="table-column">
      <style:table-column-properties fo:break-before="auto" style:column-width="8.169cm"/>
    </style:style>
    <style:style style:name="ro9" style:family="table-row">
      <style:table-row-properties style:row-height="0.464cm" fo:break-before="auto" style:use-optimal-row-height="true"/>
    </style:style>
    <style:style style:name="ro10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7.565cm" fo:break-before="auto" style:use-optimal-row-height="true"/>
    </style:style>
    <style:style style:name="ro8" style:family="table-row">
      <style:table-row-properties style:row-height="5.059cm" fo:break-before="auto" style:use-optimal-row-height="true"/>
    </style:style>
    <style:style style:name="ro11" style:family="table-row">
      <style:table-row-properties style:row-height="0.549cm" fo:break-before="auto" style:use-optimal-row-height="true"/>
    </style:style>
    <style:style style:name="ta3" style:family="table" style:master-page-name="PageStyle_5f_artifacts">
      <style:table-properties table:display="true" style:writing-mode="lr-tb"/>
    </style:style>
    <style:style style:name="ta2" style:family="table" style:master-page-name="PageStyle_5f_abstract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7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fo:color="#0000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2" style:family="table-cell" style:parent-style-name="Default">
      <style:table-cell-properties style:vertical-align="top"/>
      <style:text-properties fo:color="#0000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fo:font-size="10pt" fo:language="en" fo:country="US" style:font-name-asian="Arial Unicode MS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fo:font-size="12pt" fo:language="en" fo:country="US" style:font-name-asian="Arial Unicode MS" style:font-size-asian="6.80000019073486pt" style:language-asian="en" style:country-asian="US" style:font-size-complex="6.80000019073486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11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51" table:default-cell-style-name="ce3"/>
        <table:table-column table:style-name="co8" table:number-columns-repeated="767" table:default-cell-style-name="Default"/>
        <table:table-row table:style-name="ro9">
          <table:table-cell table:style-name="ce9" office:value-type="string">
            <text:p>RuleID</text:p>
          </table:table-cell>
          <table:table-cell table:style-name="ce10" office:value-type="string">
            <text:p>rulenote</text:p>
          </table:table-cell>
          <table:table-cell table:style-name="ce9" office:value-type="string">
            <text:p>target</text:p>
          </table:table-cell>
          <table:table-cell table:style-name="ce9" office:value-type="string">
            <text:p>errorlevel</text:p>
          </table:table-cell>
          <table:table-cell table:style-name="ce9" office:value-type="string">
            <text:p>source</text:p>
          </table:table-cell>
          <table:table-cell table:style-name="ce9" table:number-columns-repeated="1019"/>
        </table:table-row>
        <table:table-row table:style-name="ro9">
          <table:table-cell table:style-name="ce2" office:value-type="string">
            <text:p>BIICORE-T14-R000</text:p>
          </table:table-cell>
          <table:table-cell table:style-name="ce5" office:value-type="string">
            <text:p>This XML instance is NOT a BiiTrdm014 transaction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7"/>
        </table:table-row>
        <table:table-row table:style-name="ro9">
          <table:table-cell table:style-name="ce2" office:value-type="string">
            <text:p>BIICORE-T14-R001</text:p>
          </table:table-cell>
          <table:table-cell table:style-name="ce5" office:value-type="string">
            <text:p>An invoice SHOULD not contain empty elements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7"/>
        </table:table-row>
        <table:table-row table:style-name="ro4">
          <table:table-cell table:style-name="ce2" office:value-type="string">
            <text:p>BIICORE-T14-R00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0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0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0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0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0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0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0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1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1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1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1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1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1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1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1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1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1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2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2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2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2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2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2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2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2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2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2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3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3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3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3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3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3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3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3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3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3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4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4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4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4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4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4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4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4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4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4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5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5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5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5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5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5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5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5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5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5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6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6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6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6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6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6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6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6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6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6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7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7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7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7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7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7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7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7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7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7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8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8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8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8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8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8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8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8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8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8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9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9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9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9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9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9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9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9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9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09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0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0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0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0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0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0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0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0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0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0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1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1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1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1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1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1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1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1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1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1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2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2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2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2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2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2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2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2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2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2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3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3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3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3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3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3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3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3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3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3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4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4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4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4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4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4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4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4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4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4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5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5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5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5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5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5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5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5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5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5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6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6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6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6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6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6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6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6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6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6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7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7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7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7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7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7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7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7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7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7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8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8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8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8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8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8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8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8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8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8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9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9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9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9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9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9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9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9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9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19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0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0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0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0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0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0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0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0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0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0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1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1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1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1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1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1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1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1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1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1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2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2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2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2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2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2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2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2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2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2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3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3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3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3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3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3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3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3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3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3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4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4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4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4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4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4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4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4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4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4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5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5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5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5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5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5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5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5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5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5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6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6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6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6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6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6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6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6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6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6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7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7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7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7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7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7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7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7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7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8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8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8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8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8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8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8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8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8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8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9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9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9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9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9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9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9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9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9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29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0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0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0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0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0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0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0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0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0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0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1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2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2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2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2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2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2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2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2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2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3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3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3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3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3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3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3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3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3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3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4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4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4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4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4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4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4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4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4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4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5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5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5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5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5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5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5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5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5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5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6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6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6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6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6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6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6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6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6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6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7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7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7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7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7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7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7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77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78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79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80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81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82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83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84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85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4-R386</text:p>
          </table:table-cell>
          <table:table-cell table:style-name="ce5" office:value-type="string">
            <text:p>A conformant CEN BII credit note core data model SHOULD not have data elements not in the core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6" table:number-rows-repeated="651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6" table:default-cell-style-name="ce13"/>
        <table:table-column table:style-name="co10" table:default-cell-style-name="ce13"/>
        <table:table-column table:style-name="co11" table:default-cell-style-name="ce5"/>
        <table:table-column table:style-name="co9" table:default-cell-style-name="Default"/>
        <table:table-column table:style-name="co12" table:default-cell-style-name="Default"/>
        <table:table-column table:style-name="co9" table:number-columns-repeated="1019" table:default-cell-style-name="Default"/>
        <table:table-row table:style-name="ro6">
          <table:table-cell table:style-name="ce9" office:value-type="string">
            <text:p>Source</text:p>
          </table:table-cell>
          <table:table-cell table:style-name="ce9" office:value-type="string">
            <text:p>Rule ID</text:p>
          </table:table-cell>
          <table:table-cell table:style-name="ce9" office:value-type="string">
            <text:p>Predicate</text:p>
          </table:table-cell>
          <table:table-cell table:style-name="ce9" office:value-type="string">
            <text:p>Prerequisite</text:p>
          </table:table-cell>
          <table:table-cell table:number-columns-repeated="1020"/>
        </table:table-row>
        <table:table-row table:style-name="ro9">
          <table:table-cell table:style-name="ce12" office:value-type="string">
            <text:p>T14</text:p>
          </table:table-cell>
          <table:table-cell table:style-name="ce5" office:value-type="string">
            <text:p>BIICORE-T14-R000</text:p>
          </table:table-cell>
          <table:table-cell table:style-name="ce14" office:value-type="string">
            <text:p>contains(cbc:CustomizationID, 'urn:www.cenbii.eu:transaction:biicoretrdm014:ver1.0')</text:p>
          </table:table-cell>
          <table:table-cell table:style-name="ce9"/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01</text:p>
          </table:table-cell>
          <table:table-cell office:value-type="string">
            <text:p>not(count(//*[not(text())]) &gt; 0)</text:p>
          </table:table-cell>
          <table:table-cell table:style-name="ce15"/>
          <table:table-cell table:number-columns-repeated="17"/>
          <table:table-cell table:style-name="ce7" table:number-columns-repeated="236"/>
          <table:table-cell table:style-name="ce8" table:number-columns-repeated="766"/>
          <table:table-cell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02</text:p>
          </table:table-cell>
          <table:table-cell office:value-type="string">
            <text:p>not(cbc:CopyIndicator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03</text:p>
          </table:table-cell>
          <table:table-cell office:value-type="string">
            <text:p>not(cbc:UUID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04</text:p>
          </table:table-cell>
          <table:table-cell office:value-type="string">
            <text:p>not(cbc:IssueTime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05</text:p>
          </table:table-cell>
          <table:table-cell office:value-type="string">
            <text:p>not(cbc:TaxPointD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05</text:p>
          </table:table-cell>
          <table:table-cell office:value-type="string">
            <text:p>not(cbc:TaxCurrency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06</text:p>
          </table:table-cell>
          <table:table-cell office:value-type="string">
            <text:p>not(cbc:PricingCurrencyCode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07</text:p>
          </table:table-cell>
          <table:table-cell office:value-type="string">
            <text:p>not(cbc:PaymentCurrencyCode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08</text:p>
          </table:table-cell>
          <table:table-cell office:value-type="string">
            <text:p>not(cbc:PaymentAlternativeCurrencyCode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09</text:p>
          </table:table-cell>
          <table:table-cell office:value-type="string">
            <text:p>not(cbc:AccountingCostCode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10</text:p>
          </table:table-cell>
          <table:table-cell office:value-type="string">
            <text:p>not(cbc:LineCountNumeric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7">
          <table:table-cell table:style-name="ce12" office:value-type="string">
            <text:p>T14</text:p>
          </table:table-cell>
          <table:table-cell table:style-name="ce5" office:value-type="string">
            <text:p>BIICORE-T14-R011</text:p>
          </table:table-cell>
          <table:table-cell office:value-type="string">
            <text:p>not(cac:BillingReference/cac:SelfBilledInvoiceDocumentReference) or not(cac:BillingReference/cac:DebitNoteDocumentReference) or not(cac:BillingReference/cac:ReminderDocumentReference) or not(AdditionalDocumentReference) or not(BillingReferenceLine) or not(cac:BillingReference/cac:InvoiceDocumentReference/cbc:CopyIndicator) or not(cac:BillingReference/cac:InvoiceDocumentReference/cbc:UUID) or not(cac:BillingReference/cac:InvoiceDocumentReference/cbc:IssueDate) or not(cac:BillingReference/cac:InvoiceDocumentReference/cbc:DocumentTypeCode) or not(cac:BillingReference/cac:InvoiceDocumentReference/cbc:DocumentType) or not(cac:BillingReference/cac:InvoiceDocumentReference/cbc:XPath) or not(cac:BillingReference/cac:InvoiceDocumentReference/cac:Attachment) or not(cac:BillingReference/cac:CreditNoteDocumentReference/cbc:CopyIndicator) or not(cac:BillingReference/cac:CreditNoteDocumentReference/cbc:UUID) or not(cac:BillingReference/cac:CreditNoteDocumentReference/cbc:IssueDate) or not(cac:BillingReference/cac:CreditNoteDocumentReference/cbc:DocumentTypeCode) or not(cac:BillingReference/cac:CreditNoteDocumentReference/cbc:DocumentType) or not(cac:BillingReference/cac:CreditNoteDocumentReference/cbc:XPath) or not(cac:BillingReference/cac:CreditNoteDocumentReference/cac:Attachment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12</text:p>
          </table:table-cell>
          <table:table-cell office:value-type="string">
            <text:p>not(cac:DespatchDocumentReference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13</text:p>
          </table:table-cell>
          <table:table-cell office:value-type="string">
            <text:p>not(cac:ReceiptDocument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14</text:p>
          </table:table-cell>
          <table:table-cell office:value-type="string">
            <text:p>not(cac:OriginatorDocument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15</text:p>
          </table:table-cell>
          <table:table-cell office:value-type="string">
            <text:p>not(cac:Signatur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16</text:p>
          </table:table-cell>
          <table:table-cell office:value-type="string">
            <text:p>not(cac:BuyerCustomer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17</text:p>
          </table:table-cell>
          <table:table-cell office:value-type="string">
            <text:p>not(cac:SellerSupplier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18</text:p>
          </table:table-cell>
          <table:table-cell office:value-type="string">
            <text:p>not(cac:TaxRepresentative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19</text:p>
          </table:table-cell>
          <table:table-cell office:value-type="string">
            <text:p>not(cac:DeliveryTerm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20</text:p>
          </table:table-cell>
          <table:table-cell office:value-type="string">
            <text:p>not(cac:PrepaidPaym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21</text:p>
          </table:table-cell>
          <table:table-cell office:value-type="string">
            <text:p>not(cac:TaxExchangeR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22</text:p>
          </table:table-cell>
          <table:table-cell office:value-type="string">
            <text:p>not(cac:PricingExchangeR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23</text:p>
          </table:table-cell>
          <table:table-cell office:value-type="string">
            <text:p>not(cac:PaymentExchangeR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24</text:p>
          </table:table-cell>
          <table:table-cell office:value-type="string">
            <text:p>not(cac:PaymentAlternativeExchangeR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25</text:p>
          </table:table-cell>
          <table:table-cell office:value-type="string">
            <text:p>not(cac:CreditNotePeriod/cbc:StartTi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26</text:p>
          </table:table-cell>
          <table:table-cell office:value-type="string">
            <text:p>not(cac:CreditNotePeriod/cbc:EndTi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27</text:p>
          </table:table-cell>
          <table:table-cell office:value-type="string">
            <text:p>not(cac:CreditNotePeriod/cbc:DurationMeasur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28</text:p>
          </table:table-cell>
          <table:table-cell office:value-type="string">
            <text:p>not(cac:CreditNotePeriod/cbc:Descrip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29</text:p>
          </table:table-cell>
          <table:table-cell office:value-type="string">
            <text:p>not(cac:CreditNotePeriod/cbc:Description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30</text:p>
          </table:table-cell>
          <table:table-cell office:value-type="string">
            <text:p>not(cac:OrderReference/cbc:SalesOrder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31</text:p>
          </table:table-cell>
          <table:table-cell office:value-type="string">
            <text:p>not(cac:OrderReference/cbc:CopyIndicator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32</text:p>
          </table:table-cell>
          <table:table-cell office:value-type="string">
            <text:p>not(cac:OrderReference/cbc:UUID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33</text:p>
          </table:table-cell>
          <table:table-cell office:value-type="string">
            <text:p>not(cac:OrderReference/cbc:IssueDate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34</text:p>
          </table:table-cell>
          <table:table-cell office:value-type="string">
            <text:p>not(cac:OrderReference/cbc:IssueTime) 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35</text:p>
          </table:table-cell>
          <table:table-cell office:value-type="string">
            <text:p>not(cac:OrderReference/cbc:Customer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36</text:p>
          </table:table-cell>
          <table:table-cell office:value-type="string">
            <text:p>not(cac:OrderReference/cac:Document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37</text:p>
          </table:table-cell>
          <table:table-cell office:value-type="string">
            <text:p>not(cac:ContractDocumentReference/cbc:Copy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38</text:p>
          </table:table-cell>
          <table:table-cell office:value-type="string">
            <text:p>not(cac:ContractDocumentReference/cbc:UU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39</text:p>
          </table:table-cell>
          <table:table-cell office:value-type="string">
            <text:p>not(cac:ContractDocumentReference/cbc:IssueD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40</text:p>
          </table:table-cell>
          <table:table-cell office:value-type="string">
            <text:p>not(cac:ContractDocumentReference/cbc:Document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41</text:p>
          </table:table-cell>
          <table:table-cell office:value-type="string">
            <text:p>not(cac:ContractDocumentReference/cbc:XPath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42</text:p>
          </table:table-cell>
          <table:table-cell office:value-type="string">
            <text:p>not(cac:ContractDocumentReference/cac:Attachm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43</text:p>
          </table:table-cell>
          <table:table-cell office:value-type="string">
            <text:p>not(cac:AdditionalDocumentReference/cbc:Cooy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44</text:p>
          </table:table-cell>
          <table:table-cell office:value-type="string">
            <text:p>not(cac:AdditionalDocumentReference/cbc:UU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45</text:p>
          </table:table-cell>
          <table:table-cell office:value-type="string">
            <text:p>not(cac:AdditionalDocumentReference/cbc:IssueD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46</text:p>
          </table:table-cell>
          <table:table-cell office:value-type="string">
            <text:p>not(cac:AdditionalDocumentReference/cbc:Document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47</text:p>
          </table:table-cell>
          <table:table-cell office:value-type="string">
            <text:p>not(cac:AdditionalDocumentReference/cbc:XPath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48</text:p>
          </table:table-cell>
          <table:table-cell office:value-type="string">
            <text:p>not(cac:AdditionalDocumentReference/cac:Attachment/cac:ExternalReference/cbc:DocumentHash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49</text:p>
          </table:table-cell>
          <table:table-cell office:value-type="string">
            <text:p>not(cac:AdditionalDocumentReference/cac:Attachment/cac:ExternalReference/cbc:ExpiryD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50</text:p>
          </table:table-cell>
          <table:table-cell office:value-type="string">
            <text:p>not(cac:AdditionalDocumentReference/cac:Attachment/cac:ExternalReference/cbc:ExpiryTi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51</text:p>
          </table:table-cell>
          <table:table-cell office:value-type="string">
            <text:p>not(cac:AccountingSupplierParty/cbc:CustomerAssignedAccount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52</text:p>
          </table:table-cell>
          <table:table-cell office:value-type="string">
            <text:p>not(cac:AccountingSupplierParty/cbc:AdditionalAccount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53</text:p>
          </table:table-cell>
          <table:table-cell office:value-type="string">
            <text:p>not(cac:AccountingSupplierParty/cbc:DataSendingCapabili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54</text:p>
          </table:table-cell>
          <table:table-cell office:value-type="string">
            <text:p>not(cac:AccountingSupplierParty/cac:DespatchConta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55</text:p>
          </table:table-cell>
          <table:table-cell office:value-type="string">
            <text:p>not(cac:AccountingSupplierParty/cac:AccountingConta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56</text:p>
          </table:table-cell>
          <table:table-cell office:value-type="string">
            <text:p>not(cac:AccountingSupplierParty/cac:SellerConta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57</text:p>
          </table:table-cell>
          <table:table-cell office:value-type="string">
            <text:p>not(cac:AccountingSupplierParty/cac:Party/cbc:MarkCare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58</text:p>
          </table:table-cell>
          <table:table-cell office:value-type="string">
            <text:p>not(cac:AccountingSupplierParty/cac:Party/cbc:MarkAttention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59</text:p>
          </table:table-cell>
          <table:table-cell office:value-type="string">
            <text:p>not(cac:AccountingSupplierParty/cac:Party/cbc:WebsiteURI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60</text:p>
          </table:table-cell>
          <table:table-cell office:value-type="string">
            <text:p>not(cac:AccountingSupplierParty/cac:Party/cbc:LogoReference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61</text:p>
          </table:table-cell>
          <table:table-cell office:value-type="string">
            <text:p>not(cac:AccountingSupplierParty/cac:Party/cac:Languag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62</text:p>
          </table:table-cell>
          <table:table-cell office:value-type="string">
            <text:p>not(cac:AccountingSupplierParty/cac:Party/cac:PostalAddress/cbc:Address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63</text:p>
          </table:table-cell>
          <table:table-cell office:value-type="string">
            <text:p>not(cac:AccountingSupplierParty/cac:Party/cac:PostalAddress/cbc:AddressFormat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64</text:p>
          </table:table-cell>
          <table:table-cell office:value-type="string">
            <text:p>not(cac:AccountingSupplierParty/cac:Party/cac:PostalAddress/cbc:Flo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65</text:p>
          </table:table-cell>
          <table:table-cell office:value-type="string">
            <text:p>not(cac:AccountingSupplierParty/cac:Party/cac:PostalAddress/cbc:Room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66</text:p>
          </table:table-cell>
          <table:table-cell office:value-type="string">
            <text:p>not(cac:AccountingSupplierParty/cac:Party/cac:PostalAddress/cbc:Block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67</text:p>
          </table:table-cell>
          <table:table-cell office:value-type="string">
            <text:p>not(cac:AccountingSupplierParty/cac:Party/cac:PostalAddress/cbc:Building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68</text:p>
          </table:table-cell>
          <table:table-cell office:value-type="string">
            <text:p>not(cac:AccountingSupplierParty/cac:Party/cac:PostalAddress/cbc:InhouseMail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69</text:p>
          </table:table-cell>
          <table:table-cell office:value-type="string">
            <text:p>not(cac:AccountingSupplierParty/cac:Party/cac:PostalAddress/cbc:MarkAtten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70</text:p>
          </table:table-cell>
          <table:table-cell office:value-type="string">
            <text:p>not(cac:AccountingSupplierParty/cac:Party/cac:PostalAddress/cbc:MarkCar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71</text:p>
          </table:table-cell>
          <table:table-cell office:value-type="string">
            <text:p>not(cac:AccountingSupplierParty/cac:Party/cac:PostalAddress/cbc:PlotIdentifi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72</text:p>
          </table:table-cell>
          <table:table-cell office:value-type="string">
            <text:p>not(cac:AccountingSupplierParty/cac:Party/cac:PostalAddress/cbc:CitySubdivision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73</text:p>
          </table:table-cell>
          <table:table-cell office:value-type="string">
            <text:p>not(cac:AccountingSupplierParty/cac:Party/cac:PostalAddress/cbc:Reg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74</text:p>
          </table:table-cell>
          <table:table-cell office:value-type="string">
            <text:p>not(cac:AccountingSupplierParty/cac:Party/cac:PostalAddress/cbc:Distri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75</text:p>
          </table:table-cell>
          <table:table-cell office:value-type="string">
            <text:p>not(cac:AccountingSupplierParty/cac:Party/cac:PostalAddress/cbc:TimezoneOffse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76</text:p>
          </table:table-cell>
          <table:table-cell office:value-type="string">
            <text:p>not(cac:AccountingSupplierParty/cac:Party/cac:PostalAddress/cac:AddressLin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77</text:p>
          </table:table-cell>
          <table:table-cell office:value-type="string">
            <text:p>not(cac:AccountingSupplierParty/cac:Party/cac:PostalAddress/cac:Country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78</text:p>
          </table:table-cell>
          <table:table-cell office:value-type="string">
            <text:p>not(cac:AccountingSupplierParty/cac:Party/cac:PostalAddress/cac:LocationCoordin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79</text:p>
          </table:table-cell>
          <table:table-cell office:value-type="string">
            <text:p>not(cac:AccountingSupplierParty/cac:Party/cac:PhysicalLo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80</text:p>
          </table:table-cell>
          <table:table-cell office:value-type="string">
            <text:p>not(cac:AccountingSupplierParty/cac:Party/cac:PartyTaxScheme/cbc:Registration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81</text:p>
          </table:table-cell>
          <table:table-cell office:value-type="string">
            <text:p>not(cac:AccountingSupplierParty/cac:Party/cac:PartyTaxScheme/cbc:TaxLevel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82</text:p>
          </table:table-cell>
          <table:table-cell office:value-type="string">
            <text:p>not(cac:AccountingSupplierParty/cac:Party/cac:PartyTaxScheme/cbc:ExemptionReason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83</text:p>
          </table:table-cell>
          <table:table-cell office:value-type="string">
            <text:p>not(cac:AccountingSupplierParty/cac:Party/cac:PartyTaxScheme/cbc:ExemptionReas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84</text:p>
          </table:table-cell>
          <table:table-cell office:value-type="string">
            <text:p>not(cac:AccountingSupplierParty/cac:Party/cac:PartyTaxScheme/cac:Registration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85</text:p>
          </table:table-cell>
          <table:table-cell office:value-type="string">
            <text:p>not(cac:AccountingSupplierParty/cac:Party/cac:PartyTaxScheme/cac:TaxScheme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86</text:p>
          </table:table-cell>
          <table:table-cell office:value-type="string">
            <text:p>not(cac:AccountingSupplierParty/cac:Party/cac:PartyTaxScheme/cac:TaxScheme/cbc:Tax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87</text:p>
          </table:table-cell>
          <table:table-cell office:value-type="string">
            <text:p>not(cac:AccountingSupplierParty/cac:Party/cac:PartyTaxScheme/cac:TaxScheme/cbc:Currency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088</text:p>
          </table:table-cell>
          <table:table-cell office:value-type="string">
            <text:p>not(cac:AccountingSupplierParty/cac:Party/cac:PartyTaxScheme/cac:TaxScheme/cac:JurisdictionRegion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089</text:p>
          </table:table-cell>
          <table:table-cell office:value-type="string">
            <text:p>not(cac:AccountingSupplierParty/cac:Party/cac:PartyLegalEntity/cac:RegistrationAddress/cbc:Address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090</text:p>
          </table:table-cell>
          <table:table-cell office:value-type="string">
            <text:p>not(cac:AccountingSupplierParty/cac:Party/cac:PartyLegalEntity/cac:RegistrationAddress/cbc:AddressFormat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91</text:p>
          </table:table-cell>
          <table:table-cell office:value-type="string">
            <text:p>not(cac:AccountingSupplierParty/cac:Party/cac:PartyLegalEntity/cac:RegistrationAddress/cbc:Postbox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92</text:p>
          </table:table-cell>
          <table:table-cell office:value-type="string">
            <text:p>not(cac:AccountingSupplierParty/cac:Party/cac:PartyLegalEntity/cac:RegistrationAddress/cbc:Flo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093</text:p>
          </table:table-cell>
          <table:table-cell office:value-type="string">
            <text:p>not(cac:AccountingSupplierParty/cac:Party/cac:PartyLegalEntity/cac:RegistrationAddress/cbc:Room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094</text:p>
          </table:table-cell>
          <table:table-cell office:value-type="string">
            <text:p>not(cac:AccountingSupplierParty/cac:Party/cac:PartyLegalEntity/cac:RegistrationAddress/cbc:Street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095</text:p>
          </table:table-cell>
          <table:table-cell office:value-type="string">
            <text:p>not(cac:AccountingSupplierParty/cac:Party/cac:PartyLegalEntity/cac:RegistrationAddress/cbc:AdditionalStreet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096</text:p>
          </table:table-cell>
          <table:table-cell office:value-type="string">
            <text:p>not(cac:AccountingSupplierParty/cac:Party/cac:PartyLegalEntity/cac:RegistrationAddress/cbc:Block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097</text:p>
          </table:table-cell>
          <table:table-cell office:value-type="string">
            <text:p>not(cac:AccountingSupplierParty/cac:Party/cac:PartyLegalEntity/cac:RegistrationAddress/cbc:Building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098</text:p>
          </table:table-cell>
          <table:table-cell office:value-type="string">
            <text:p>not(cac:AccountingSupplierParty/cac:Party/cac:PartyLegalEntity/cac:RegistrationAddress/cbc:BuildingNumbe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099</text:p>
          </table:table-cell>
          <table:table-cell office:value-type="string">
            <text:p>not(cac:AccountingSupplierParty/cac:Party/cac:PartyLegalEntity/cac:RegistrationAddress/cbc:InhouseMail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00</text:p>
          </table:table-cell>
          <table:table-cell office:value-type="string">
            <text:p>not(cac:AccountingSupplierParty/cac:Party/cac:PartyLegalEntity/cac:RegistrationAddress/cbc:Departm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01</text:p>
          </table:table-cell>
          <table:table-cell office:value-type="string">
            <text:p>not(cac:AccountingSupplierParty/cac:Party/cac:PartyLegalEntity/cac:RegistrationAddress/cbc:MarkAtten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02</text:p>
          </table:table-cell>
          <table:table-cell office:value-type="string">
            <text:p>not(cac:AccountingSupplierParty/cac:Party/cac:PartyLegalEntity/cac:RegistrationAddress/cbc:MarkCar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03</text:p>
          </table:table-cell>
          <table:table-cell office:value-type="string">
            <text:p>not(cac:AccountingSupplierParty/cac:Party/cac:PartyLegalEntity/cac:RegistrationAddress/cbc:PlotIdentifi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04</text:p>
          </table:table-cell>
          <table:table-cell office:value-type="string">
            <text:p>not(cac:AccountingSupplierParty/cac:Party/cac:PartyLegalEntity/cac:RegistrationAddress/cbc:CitySubdivision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05</text:p>
          </table:table-cell>
          <table:table-cell office:value-type="string">
            <text:p>not(cac:AccountingSupplierParty/cac:Party/cac:PartyLegalEntity/cac:RegistrationAddress/cbc:PostalZon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06</text:p>
          </table:table-cell>
          <table:table-cell office:value-type="string">
            <text:p>not(cac:AccountingSupplierParty/cac:Party/cac:PartyLegalEntity/cac:RegistrationAddress/cbc:CountrySubentity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07</text:p>
          </table:table-cell>
          <table:table-cell office:value-type="string">
            <text:p>not(cac:AccountingSupplierParty/cac:Party/cac:PartyLegalEntity/cac:RegistrationAddress/cbc:Reg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08</text:p>
          </table:table-cell>
          <table:table-cell office:value-type="string">
            <text:p>not(cac:AccountingSupplierParty/cac:Party/cac:PartyLegalEntity/cac:RegistrationAddress/cbc:Distri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09</text:p>
          </table:table-cell>
          <table:table-cell office:value-type="string">
            <text:p>not(cac:AccountingSupplierParty/cac:Party/cac:PartyLegalEntity/cac:RegistrationAddress/cbc:TimezoneOffse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10</text:p>
          </table:table-cell>
          <table:table-cell office:value-type="string">
            <text:p>not(cac:AccountingSupplierParty/cac:Party/cac:PartyLegalEntity/cac:RegistrationAddress/cac:AddressLin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11</text:p>
          </table:table-cell>
          <table:table-cell office:value-type="string">
            <text:p>not(cac:AccountingSupplierParty/cac:Party/cac:PartyLegalEntity/cac:RegistrationAddress/cac:Country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12</text:p>
          </table:table-cell>
          <table:table-cell office:value-type="string">
            <text:p>not(cac:AccountingSupplierParty/cac:Party/cac:PartyLegalEntity/cac:RegistrationAddress/cac:LocationCoordin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13</text:p>
          </table:table-cell>
          <table:table-cell office:value-type="string">
            <text:p>not(cac:AccountingSupplierParty/cac:Party/cac:PartyLegalEntity/cac:CorporateRegistrationSche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14</text:p>
          </table:table-cell>
          <table:table-cell office:value-type="string">
            <text:p>not(cac:AccountingSupplierParty/cac:Party/cac:Contact/cbc: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15</text:p>
          </table:table-cell>
          <table:table-cell office:value-type="string">
            <text:p>not(cac:AccountingSupplierParty/cac:Party/cac:Contact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16</text:p>
          </table:table-cell>
          <table:table-cell office:value-type="string">
            <text:p>not(cac:AccountingSupplierParty/cac:Party/cac:Contact/cbc:No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17</text:p>
          </table:table-cell>
          <table:table-cell office:value-type="string">
            <text:p>not(cac:AccountingSupplierParty/cac:Party/cac:Contact/cac:OtherCommuni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18</text:p>
          </table:table-cell>
          <table:table-cell office:value-type="string">
            <text:p>not(cac:AccountingSupplierParty/cac:Party/cac:Person/cbc:Titl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19</text:p>
          </table:table-cell>
          <table:table-cell office:value-type="string">
            <text:p>not(cac:AccountingSupplierParty/cac:Party/cac:Person/cbc:NameSuffix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20</text:p>
          </table:table-cell>
          <table:table-cell office:value-type="string">
            <text:p>not(cac:AccountingSupplierParty/cac:Party/cac:Person/cbc:OrganizationDepartm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21</text:p>
          </table:table-cell>
          <table:table-cell office:value-type="string">
            <text:p>not(cac:AccountingSupplierParty/cac:Party/cac:Agent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22</text:p>
          </table:table-cell>
          <table:table-cell office:value-type="string">
            <text:p>not(cac:AccountingCustomerParty/cbc:SupplierAssignedAccount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23</text:p>
          </table:table-cell>
          <table:table-cell office:value-type="string">
            <text:p>not(cac:AccountingCustomerParty/cbc:CustomerAssignedAccount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24</text:p>
          </table:table-cell>
          <table:table-cell office:value-type="string">
            <text:p>not(cac:AccountingCustomerParty/cbc:AdditionalAccount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25</text:p>
          </table:table-cell>
          <table:table-cell office:value-type="string">
            <text:p>not(cac:AccountingCustomerParty/cac:DeliveryConta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26</text:p>
          </table:table-cell>
          <table:table-cell office:value-type="string">
            <text:p>not(cac:AccountingCustomerParty/cac:AccountingConta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27</text:p>
          </table:table-cell>
          <table:table-cell office:value-type="string">
            <text:p>not(cac:AccountingCustomerParty/cac:BuyerConta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28</text:p>
          </table:table-cell>
          <table:table-cell office:value-type="string">
            <text:p>not(cac:AccountingCustomerParty/cac:Party/cbc:MarkCare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29</text:p>
          </table:table-cell>
          <table:table-cell office:value-type="string">
            <text:p>not(cac:AccountingCustomerParty/cac:Party/cbc:MarkAttention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30</text:p>
          </table:table-cell>
          <table:table-cell office:value-type="string">
            <text:p>not(cac:AccountingCustomerParty/cac:Party/cbc:WebsiteURI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31</text:p>
          </table:table-cell>
          <table:table-cell office:value-type="string">
            <text:p>not(cac:AccountingCustomerParty/cac:Party/cbc:LogoReference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32</text:p>
          </table:table-cell>
          <table:table-cell office:value-type="string">
            <text:p>not(cac:AccountingCustomerParty/cac:Party/cac:Languag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33</text:p>
          </table:table-cell>
          <table:table-cell office:value-type="string">
            <text:p>not(cac:AccountingCustomerParty/cac:Party/cac:PostalAddress/cbc:Address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34</text:p>
          </table:table-cell>
          <table:table-cell office:value-type="string">
            <text:p>not(cac:AccountingCustomerParty/cac:Party/cac:PostalAddress/cbc:AddressFormat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35</text:p>
          </table:table-cell>
          <table:table-cell office:value-type="string">
            <text:p>not(cac:AccountingCustomerParty/cac:Party/cac:PostalAddress/cbc:Flo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36</text:p>
          </table:table-cell>
          <table:table-cell office:value-type="string">
            <text:p>not(cac:AccountingCustomerParty/cac:Party/cac:PostalAddress/cbc:Room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37</text:p>
          </table:table-cell>
          <table:table-cell office:value-type="string">
            <text:p>not(cac:AccountingCustomerParty/cac:Party/cac:PostalAddress/cbc:Block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38</text:p>
          </table:table-cell>
          <table:table-cell office:value-type="string">
            <text:p>not(cac:AccountingCustomerParty/cac:Party/cac:PostalAddress/cbc:Building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39</text:p>
          </table:table-cell>
          <table:table-cell office:value-type="string">
            <text:p>not(cac:AccountingCustomerParty/cac:Party/cac:PostalAddress/cbc:InhouseMail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40</text:p>
          </table:table-cell>
          <table:table-cell office:value-type="string">
            <text:p>not(cac:AccountingCustomerParty/cac:Party/cac:PostalAddress/cbc:MarkAtten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41</text:p>
          </table:table-cell>
          <table:table-cell office:value-type="string">
            <text:p>not(cac:AccountingCustomerParty/cac:Party/cac:PostalAddress/cbc:MarkCar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42</text:p>
          </table:table-cell>
          <table:table-cell office:value-type="string">
            <text:p>not(cac:AccountingCustomerParty/cac:Party/cac:PostalAddress/cbc:PlotIdentifi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43</text:p>
          </table:table-cell>
          <table:table-cell office:value-type="string">
            <text:p>not(cac:AccountingCustomerParty/cac:Party/cac:PostalAddress/cbc:CitySubdivision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44</text:p>
          </table:table-cell>
          <table:table-cell office:value-type="string">
            <text:p>not(cac:AccountingCustomerParty/cac:Party/cac:PostalAddress/cbc:Reg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45</text:p>
          </table:table-cell>
          <table:table-cell office:value-type="string">
            <text:p>not(cac:AccountingCustomerParty/cac:Party/cac:PostalAddress/cbc:Distri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46</text:p>
          </table:table-cell>
          <table:table-cell office:value-type="string">
            <text:p>not(cac:AccountingCustomerParty/cac:Party/cac:PostalAddress/cbc:TimezoneOffse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47</text:p>
          </table:table-cell>
          <table:table-cell office:value-type="string">
            <text:p>not(cac:AccountingCustomerParty/cac:Party/cac:PostalAddress/cac:AddressLin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48</text:p>
          </table:table-cell>
          <table:table-cell office:value-type="string">
            <text:p>not(cac:AccountingCustomerParty/cac:Party/cac:PostalAddress/cac:Country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49</text:p>
          </table:table-cell>
          <table:table-cell office:value-type="string">
            <text:p>not(cac:AccountingCustomerParty/cac:Party/cac:PostalAddress/cac:LocationCoordin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50</text:p>
          </table:table-cell>
          <table:table-cell office:value-type="string">
            <text:p>not(cac:AccountingCustomerParty/cac:Party/cac:PhysicalLo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51</text:p>
          </table:table-cell>
          <table:table-cell office:value-type="string">
            <text:p>not(cac:AccountingCustomerParty/cac:Party/cac:PartyTaxScheme/cbc:Registration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52</text:p>
          </table:table-cell>
          <table:table-cell office:value-type="string">
            <text:p>not(cac:AccountingCustomerParty/cac:Party/cac:PartyTaxScheme/cbc:TaxLevel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53</text:p>
          </table:table-cell>
          <table:table-cell office:value-type="string">
            <text:p>not(cac:AccountingCustomerParty/cac:Party/cac:PartyTaxScheme/cbc:ExemptionReason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54</text:p>
          </table:table-cell>
          <table:table-cell office:value-type="string">
            <text:p>not(cac:AccountingCustomerParty/cac:Party/cac:PartyTaxScheme/cbc:ExemptionReas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55</text:p>
          </table:table-cell>
          <table:table-cell office:value-type="string">
            <text:p>not(cac:AccountingCustomerParty/cac:Party/cac:PartyTaxScheme/cac:Registration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56</text:p>
          </table:table-cell>
          <table:table-cell office:value-type="string">
            <text:p>not(cac:AccountingCustomerParty/cac:Party/cac:PartyTaxScheme/cac:TaxScheme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57</text:p>
          </table:table-cell>
          <table:table-cell office:value-type="string">
            <text:p>not(cac:AccountingCustomerParty/cac:Party/cac:PartyTaxScheme/cac:TaxScheme/cbc:Tax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58</text:p>
          </table:table-cell>
          <table:table-cell office:value-type="string">
            <text:p>not(cac:AccountingCustomerParty/cac:Party/cac:PartyTaxScheme/cac:TaxScheme/cbc:Currency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59</text:p>
          </table:table-cell>
          <table:table-cell office:value-type="string">
            <text:p>not(cac:AccountingCustomerParty/cac:Party/cac:PartyTaxScheme/cac:TaxScheme/cac:JurisdictionRegion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60</text:p>
          </table:table-cell>
          <table:table-cell office:value-type="string">
            <text:p>not(cac:AccountingCustomerParty/cac:Party/cac:PartyLegalEntity/cac:RegistrationAddress/cbc:Address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61</text:p>
          </table:table-cell>
          <table:table-cell office:value-type="string">
            <text:p>not(cac:AccountingCustomerParty/cac:Party/cac:PartyLegalEntity/cac:RegistrationAddress/cbc:AddressFormat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62</text:p>
          </table:table-cell>
          <table:table-cell office:value-type="string">
            <text:p>not(cac:AccountingCustomerParty/cac:Party/cac:PartyLegalEntity/cac:RegistrationAddress/cbc:Postbox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63</text:p>
          </table:table-cell>
          <table:table-cell office:value-type="string">
            <text:p>not(cac:AccountingCustomerParty/cac:Party/cac:PartyLegalEntity/cac:RegistrationAddress/cbc:Flo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64</text:p>
          </table:table-cell>
          <table:table-cell office:value-type="string">
            <text:p>not(cac:AccountingCustomerParty/cac:Party/cac:PartyLegalEntity/cac:RegistrationAddress/cbc:Room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65</text:p>
          </table:table-cell>
          <table:table-cell office:value-type="string">
            <text:p>not(cac:AccountingCustomerParty/cac:Party/cac:PartyLegalEntity/cac:RegistrationAddress/cbc:Street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66</text:p>
          </table:table-cell>
          <table:table-cell office:value-type="string">
            <text:p>not(cac:AccountingCustomerParty/cac:Party/cac:PartyLegalEntity/cac:RegistrationAddress/cbc:AdditionalStreet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67</text:p>
          </table:table-cell>
          <table:table-cell office:value-type="string">
            <text:p>not(cac:AccountingCustomerParty/cac:Party/cac:PartyLegalEntity/cac:RegistrationAddress/cbc:Block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68</text:p>
          </table:table-cell>
          <table:table-cell office:value-type="string">
            <text:p>not(cac:AccountingCustomerParty/cac:Party/cac:PartyLegalEntity/cac:RegistrationAddress/cbc:Building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69</text:p>
          </table:table-cell>
          <table:table-cell office:value-type="string">
            <text:p>not(cac:AccountingCustomerParty/cac:Party/cac:PartyLegalEntity/cac:RegistrationAddress/cbc:BuildingNumbe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70</text:p>
          </table:table-cell>
          <table:table-cell office:value-type="string">
            <text:p>not(cac:AccountingCustomerParty/cac:Party/cac:PartyLegalEntity/cac:RegistrationAddress/cbc:InhouseMail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71</text:p>
          </table:table-cell>
          <table:table-cell office:value-type="string">
            <text:p>not(cac:AccountingCustomerParty/cac:Party/cac:PartyLegalEntity/cac:RegistrationAddress/cbc:Departm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72</text:p>
          </table:table-cell>
          <table:table-cell office:value-type="string">
            <text:p>not(cac:AccountingCustomerParty/cac:Party/cac:PartyLegalEntity/cac:RegistrationAddress/cbc:MarkAtten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73</text:p>
          </table:table-cell>
          <table:table-cell office:value-type="string">
            <text:p>not(cac:AccountingCustomerParty/cac:Party/cac:PartyLegalEntity/cac:RegistrationAddress/cbc:MarkCar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74</text:p>
          </table:table-cell>
          <table:table-cell office:value-type="string">
            <text:p>not(cac:AccountingCustomerParty/cac:Party/cac:PartyLegalEntity/cac:RegistrationAddress/cbc:PlotIdentifi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75</text:p>
          </table:table-cell>
          <table:table-cell office:value-type="string">
            <text:p>not(cac:AccountingCustomerParty/cac:Party/cac:PartyLegalEntity/cac:RegistrationAddress/cbc:CitySubdivision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76</text:p>
          </table:table-cell>
          <table:table-cell office:value-type="string">
            <text:p>not(cac:AccountingCustomerParty/cac:Party/cac:PartyLegalEntity/cac:RegistrationAddress/cbc:PostalZon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77</text:p>
          </table:table-cell>
          <table:table-cell office:value-type="string">
            <text:p>not(cac:AccountingCustomerParty/cac:Party/cac:PartyLegalEntity/cac:RegistrationAddress/cbc:CountrySubentity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78</text:p>
          </table:table-cell>
          <table:table-cell office:value-type="string">
            <text:p>not(cac:AccountingCustomerParty/cac:Party/cac:PartyLegalEntity/cac:RegistrationAddress/cbc:Reg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79</text:p>
          </table:table-cell>
          <table:table-cell office:value-type="string">
            <text:p>not(cac:AccountingCustomerParty/cac:Party/cac:PartyLegalEntity/cac:RegistrationAddress/cbc:Distri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80</text:p>
          </table:table-cell>
          <table:table-cell office:value-type="string">
            <text:p>not(cac:AccountingCustomerParty/cac:Party/cac:PartyLegalEntity/cac:RegistrationAddress/cbc:TimezoneOffse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81</text:p>
          </table:table-cell>
          <table:table-cell office:value-type="string">
            <text:p>not(cac:AccountingCustomerParty/cac:Party/cac:PartyLegalEntity/cac:RegistrationAddress/cac:AddressLin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82</text:p>
          </table:table-cell>
          <table:table-cell office:value-type="string">
            <text:p>not(cac:AccountingCustomerParty/cac:Party/cac:PartyLegalEntity/cac:RegistrationAddress/cac:Country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183</text:p>
          </table:table-cell>
          <table:table-cell office:value-type="string">
            <text:p>not(cac:AccountingCustomerParty/cac:Party/cac:PartyLegalEntity/cac:RegistrationAddress/cac:LocationCoordin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84</text:p>
          </table:table-cell>
          <table:table-cell office:value-type="string">
            <text:p>not(cac:AccountingCustomerParty/cac:Party/cac:PartyLegalEntity/cac:CorporateRegistrationSche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85</text:p>
          </table:table-cell>
          <table:table-cell office:value-type="string">
            <text:p>not(cac:AccountingCustomerParty/cac:Party/cac:Contact/cbc: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86</text:p>
          </table:table-cell>
          <table:table-cell office:value-type="string">
            <text:p>not(cac:AccountingCustomerParty/cac:Party/cac:Contact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87</text:p>
          </table:table-cell>
          <table:table-cell office:value-type="string">
            <text:p>not(cac:AccountingCustomerParty/cac:Party/cac:Contact/cbc:No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88</text:p>
          </table:table-cell>
          <table:table-cell office:value-type="string">
            <text:p>not(cac:AccountingCustomerParty/cac:Party/cac:Contact/cac:OtherCommuni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89</text:p>
          </table:table-cell>
          <table:table-cell office:value-type="string">
            <text:p>not(cac:AccountingCustomerParty/cac:Party/cac:Person/cbc:Titl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90</text:p>
          </table:table-cell>
          <table:table-cell office:value-type="string">
            <text:p>not(cac:AccountingCustomerParty/cac:Party/cac:Person/cbc:NameSuffix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91</text:p>
          </table:table-cell>
          <table:table-cell office:value-type="string">
            <text:p>not(cac:AccountingCustomerParty/cac:Party/cac:Person/cbc:OrganizationDepartm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92</text:p>
          </table:table-cell>
          <table:table-cell office:value-type="string">
            <text:p>not(cac:AccountingCustomerParty/cac:Party/cac:Agent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93</text:p>
          </table:table-cell>
          <table:table-cell office:value-type="string">
            <text:p>not(cac:PayeeParty/cbc:MarkCare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94</text:p>
          </table:table-cell>
          <table:table-cell office:value-type="string">
            <text:p>not(cac:PayeeParty/cbc:MarkAttention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95</text:p>
          </table:table-cell>
          <table:table-cell office:value-type="string">
            <text:p>not(cac:PayeeParty/cbc:WebsiteURI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96</text:p>
          </table:table-cell>
          <table:table-cell office:value-type="string">
            <text:p>not(cac:PayeeParty/cbc:LogoReference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97</text:p>
          </table:table-cell>
          <table:table-cell office:value-type="string">
            <text:p>not(cac:PayeeParty/cac:Languag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98</text:p>
          </table:table-cell>
          <table:table-cell office:value-type="string">
            <text:p>not(cac:PayeeParty/cac:Postal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199</text:p>
          </table:table-cell>
          <table:table-cell office:value-type="string">
            <text:p>not(cac:PayeeParty/cac:PhysicalLo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00</text:p>
          </table:table-cell>
          <table:table-cell office:value-type="string">
            <text:p>not(cac:PayeeParty/cac:PartyTaxSche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01</text:p>
          </table:table-cell>
          <table:table-cell office:value-type="string">
            <text:p>not(cac:PayeeParty/cac:PartyLegalEntity/cbc:Registration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02</text:p>
          </table:table-cell>
          <table:table-cell office:value-type="string">
            <text:p>not(cac:PayeeParty/cac:PartyLegalEntity/cac:Registration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03</text:p>
          </table:table-cell>
          <table:table-cell office:value-type="string">
            <text:p>not(cac:PayeeParty/cac:PartyLegalEntity/cac:CorporateRegistrationSche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04</text:p>
          </table:table-cell>
          <table:table-cell office:value-type="string">
            <text:p>not(cac:PayeeParty/cac:Conta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05</text:p>
          </table:table-cell>
          <table:table-cell office:value-type="string">
            <text:p>not(cac:PayeeParty/cac:Pers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06</text:p>
          </table:table-cell>
          <table:table-cell office:value-type="string">
            <text:p>not(cac:PayeeParty/cac:Agent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07</text:p>
          </table:table-cell>
          <table:table-cell office:value-type="string">
            <text:p>not(cac:Delivery/cbc: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08</text:p>
          </table:table-cell>
          <table:table-cell office:value-type="string">
            <text:p>not(cac:Delivery/cbc:Quanti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09</text:p>
          </table:table-cell>
          <table:table-cell office:value-type="string">
            <text:p>not(cac:Delivery/cbc:MinimumQuanti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10</text:p>
          </table:table-cell>
          <table:table-cell office:value-type="string">
            <text:p>not(cac:Delivery/cbc:MaximumQuanti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11</text:p>
          </table:table-cell>
          <table:table-cell office:value-type="string">
            <text:p>not(cac:Delivery/cbc:ActualDeliveryTi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12</text:p>
          </table:table-cell>
          <table:table-cell office:value-type="string">
            <text:p>not(cac:Delivery/cbc:LatestDeliveryD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13</text:p>
          </table:table-cell>
          <table:table-cell office:value-type="string">
            <text:p>not(cac:Delivery/cbc:LatestDeliveryTi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14</text:p>
          </table:table-cell>
          <table:table-cell office:value-type="string">
            <text:p>not(cac:Delivery/cbc:Tracking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15</text:p>
          </table:table-cell>
          <table:table-cell office:value-type="string">
            <text:p>not(cac:Delivery/cac:Delivery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16</text:p>
          </table:table-cell>
          <table:table-cell office:value-type="string">
            <text:p>not(cac:Delivery/cac:DeliveryLocation/cbc:Descrip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17</text:p>
          </table:table-cell>
          <table:table-cell office:value-type="string">
            <text:p>not(cac:Delivery/cac:DeliveryLocation/cbc:Condition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18</text:p>
          </table:table-cell>
          <table:table-cell office:value-type="string">
            <text:p>not(cac:Delivery/cac:DeliveryLocation/cbc:CountrySubenti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19</text:p>
          </table:table-cell>
          <table:table-cell office:value-type="string">
            <text:p>not(cac:Delivery/cac:DeliveryLocation/cbc:CountrySubentity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20</text:p>
          </table:table-cell>
          <table:table-cell office:value-type="string">
            <text:p>not(cac:Delivery/cac:DeliveryLocation/cac:ValidityPerio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21</text:p>
          </table:table-cell>
          <table:table-cell office:value-type="string">
            <text:p>not(cac:Delivery/cac:DeliveryLocation/cac:Address/cbc:Address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22</text:p>
          </table:table-cell>
          <table:table-cell office:value-type="string">
            <text:p>not(cac:Delivery/cac:DeliveryLocation/cac:Address/cbc:AddressFormat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23</text:p>
          </table:table-cell>
          <table:table-cell office:value-type="string">
            <text:p>not(cac:Delivery/cac:DeliveryLocation/cac:Address/cbc:Flo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24</text:p>
          </table:table-cell>
          <table:table-cell office:value-type="string">
            <text:p>not(cac:Delivery/cac:DeliveryLocation/cac:Address/cbc:Room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25</text:p>
          </table:table-cell>
          <table:table-cell office:value-type="string">
            <text:p>not(cac:Delivery/cac:DeliveryLocation/cac:Address/cbc:Block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26</text:p>
          </table:table-cell>
          <table:table-cell office:value-type="string">
            <text:p>not(cac:Delivery/cac:DeliveryLocation/cac:Address/cbc:Building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27</text:p>
          </table:table-cell>
          <table:table-cell office:value-type="string">
            <text:p>not(cac:Delivery/cac:DeliveryLocation/cac:Address/cbc:InhouseMail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28</text:p>
          </table:table-cell>
          <table:table-cell office:value-type="string">
            <text:p>not(cac:Delivery/cac:DeliveryLocation/cac:Address/cbc:Departm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29</text:p>
          </table:table-cell>
          <table:table-cell office:value-type="string">
            <text:p>not(cac:Delivery/cac:DeliveryLocation/cac:Address/cbc:MarkAtten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30</text:p>
          </table:table-cell>
          <table:table-cell office:value-type="string">
            <text:p>not(cac:Delivery/cac:DeliveryLocation/cac:Address/cbc:MarkCar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31</text:p>
          </table:table-cell>
          <table:table-cell office:value-type="string">
            <text:p>not(cac:Delivery/cac:DeliveryLocation/cac:Address/cbc:PlotIdentifi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32</text:p>
          </table:table-cell>
          <table:table-cell office:value-type="string">
            <text:p>not(cac:Delivery/cac:DeliveryLocation/cac:Address/cbc:CitySubdivision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33</text:p>
          </table:table-cell>
          <table:table-cell office:value-type="string">
            <text:p>not(cac:Delivery/cac:DeliveryLocation/cac:Address/cbc:CountrySubentity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34</text:p>
          </table:table-cell>
          <table:table-cell office:value-type="string">
            <text:p>not(cac:Delivery/cac:DeliveryLocation/cac:Address/cbc:Reg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35</text:p>
          </table:table-cell>
          <table:table-cell office:value-type="string">
            <text:p>not(cac:Delivery/cac:DeliveryLocation/cac:Address/cbc:Distric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36</text:p>
          </table:table-cell>
          <table:table-cell office:value-type="string">
            <text:p>not(cac:Delivery/cac:DeliveryLocation/cac:Address/cbc:TimezoneOffse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37</text:p>
          </table:table-cell>
          <table:table-cell office:value-type="string">
            <text:p>not(cac:Delivery/cac:DeliveryLocation/cac:Address/cac:AddressLin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38</text:p>
          </table:table-cell>
          <table:table-cell office:value-type="string">
            <text:p>not(cac:Delivery/cac:DeliveryLocation/cac:Address/cac:Country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39</text:p>
          </table:table-cell>
          <table:table-cell office:value-type="string">
            <text:p>not(cac:Delivery/cac:DeliveryLocation/cac:Address/cac:LocationCoordin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40</text:p>
          </table:table-cell>
          <table:table-cell office:value-type="string">
            <text:p>not(cac:Delivery/cac:DeliveryLocation/cac:RequestedDeliveryPerio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41</text:p>
          </table:table-cell>
          <table:table-cell office:value-type="string">
            <text:p>not(cac:Delivery/cac:DeliveryLocation/cac:PromisedDeliveryPerio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42</text:p>
          </table:table-cell>
          <table:table-cell office:value-type="string">
            <text:p>not(cac:Delivery/cac:DeliveryLocation/cac:EstimatedDeliveryPerio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43</text:p>
          </table:table-cell>
          <table:table-cell office:value-type="string">
            <text:p>not(cac:Delivery/cac:DeliveryLocation/cac:Delivery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44</text:p>
          </table:table-cell>
          <table:table-cell office:value-type="string">
            <text:p>not(cac:Delivery/cac:DeliveryLocation/cac:Despatch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45</text:p>
          </table:table-cell>
          <table:table-cell office:value-type="string">
            <text:p>not(cac:PaymentMeans/cbc: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46</text:p>
          </table:table-cell>
          <table:table-cell office:value-type="string">
            <text:p>not(cac:PaymentMeans/cbc:Instruction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47</text:p>
          </table:table-cell>
          <table:table-cell office:value-type="string">
            <text:p>not(cac:PaymentMeans/cbc:InstructionNo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48</text:p>
          </table:table-cell>
          <table:table-cell office:value-type="string">
            <text:p>not(cac:PaymentMeans/cac:CardAccou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49</text:p>
          </table:table-cell>
          <table:table-cell office:value-type="string">
            <text:p>not(cac:PaymentMeans/cac:PayerFinancialAccou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50</text:p>
          </table:table-cell>
          <table:table-cell office:value-type="string">
            <text:p>not(cac:PaymentMeans/cac:CreditAccou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51</text:p>
          </table:table-cell>
          <table:table-cell office:value-type="string">
            <text:p>not(cac:PaymentMeans/cac:PayeeFinancialAccount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52</text:p>
          </table:table-cell>
          <table:table-cell office:value-type="string">
            <text:p>not(cac:PaymentMeans/cac:PayeeFinancialAccount/cbc:Account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53</text:p>
          </table:table-cell>
          <table:table-cell office:value-type="string">
            <text:p>not(cac:PaymentMeans/cac:PayeeFinancialAccount/cbc:Currency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54</text:p>
          </table:table-cell>
          <table:table-cell office:value-type="string">
            <text:p>not(cac:PaymentMeans/cac:PayeeFinancialAccount/cac:Countr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55</text:p>
          </table:table-cell>
          <table:table-cell office:value-type="string">
            <text:p>not(cac:PaymentMeans/cac:PayeeFinancialAccount/cac:FinancialInstitutionBranch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56</text:p>
          </table:table-cell>
          <table:table-cell office:value-type="string">
            <text:p>not(cac:PaymentMeans/cac:PayeeFinancialAccount/cac:FinancialInstitutionBranch/cac: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257</text:p>
          </table:table-cell>
          <table:table-cell office:value-type="string">
            <text:p>not(cac:PaymentMeans/cac:PayeeFinancialAccount/cac:FinancialInstitutionBranch/cac:FinancialInstitution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4</text:p>
          </table:table-cell>
          <table:table-cell table:style-name="ce5" office:value-type="string">
            <text:p>BIICORE-T14-R258</text:p>
          </table:table-cell>
          <table:table-cell office:value-type="string">
            <text:p>not(cac:PaymentMeans/cac:PayeeFinancialAccount/cac:FinancialInstitutionBranch/cac:FinancialInstitution/cac: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59</text:p>
          </table:table-cell>
          <table:table-cell office:value-type="string">
            <text:p>not(cac:PaymentTerms/cbc: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60</text:p>
          </table:table-cell>
          <table:table-cell office:value-type="string">
            <text:p>not(cac:PaymentTerms/cbc:PaymentMeans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61</text:p>
          </table:table-cell>
          <table:table-cell office:value-type="string">
            <text:p>not(cac:PaymentTerms/cbc:PrepaidPaymentReference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62</text:p>
          </table:table-cell>
          <table:table-cell office:value-type="string">
            <text:p>not(cac:PaymentTerms/cbc:ReferenceEvent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63</text:p>
          </table:table-cell>
          <table:table-cell office:value-type="string">
            <text:p>not(cac:PaymentTerms/cbc:SettlementDiscountPerc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64</text:p>
          </table:table-cell>
          <table:table-cell office:value-type="string">
            <text:p>not(cac:PaymentTerms/cbc:PenaltySurchargePerc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65</text:p>
          </table:table-cell>
          <table:table-cell office:value-type="string">
            <text:p>not(cac:PaymentTerms/cbc:Amou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66</text:p>
          </table:table-cell>
          <table:table-cell office:value-type="string">
            <text:p>not(cac:PaymentTerms/cac:SettlementPerio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67</text:p>
          </table:table-cell>
          <table:table-cell office:value-type="string">
            <text:p>not(cac:PaymentTerms/cac:PenaltyPerio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68</text:p>
          </table:table-cell>
          <table:table-cell office:value-type="string">
            <text:p>not(cac:AllowanceCharge/cbc: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69</text:p>
          </table:table-cell>
          <table:table-cell office:value-type="string">
            <text:p>not(cac:AllowanceCharge/cbc:AllowanceChargeReason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70</text:p>
          </table:table-cell>
          <table:table-cell office:value-type="string">
            <text:p>not(cac:AllowanceCharge/cbc:MultiplierFactorNumeric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71</text:p>
          </table:table-cell>
          <table:table-cell office:value-type="string">
            <text:p>not(cac:AllowanceCharge/cbc:Prepaid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72</text:p>
          </table:table-cell>
          <table:table-cell office:value-type="string">
            <text:p>not(cac:AllowanceCharge/cbc:SequenceNumeric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73</text:p>
          </table:table-cell>
          <table:table-cell office:value-type="string">
            <text:p>not(cac:AllowanceCharge/cbc:BaseAmou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74</text:p>
          </table:table-cell>
          <table:table-cell office:value-type="string">
            <text:p>not(cac:AllowanceCharge/cbc:AccountingCost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8">
          <table:table-cell table:style-name="ce12" office:value-type="string">
            <text:p>T14</text:p>
          </table:table-cell>
          <table:table-cell table:style-name="ce5" office:value-type="string">
            <text:p>BIICORE-T14-R276</text:p>
          </table:table-cell>
          <table:table-cell office:value-type="string">
            <text:p>not(cac:AllowanceCharge/cac:TaxCategory/cbc:Name) or not(cac:AllowanceCharge/cac:TaxCategory/cbc:Percent) or not(cac:AllowanceCharge/cac:TaxCategory/cbc:BaseUnitMeasure) or not(cac:AllowanceCharge/cac:TaxCategory/cbc:PerUnitAmount) or not(cac:AllowanceCharge/cac:TaxCategory/cbc:TaxExemptionReasonCode) or not(cac:AllowanceCharge/cac:TaxCategory/cbc:TaxExemptionReason) or not(cac:AllowanceCharge/cac:TaxCategory/cbc:TierRange) or not(cac:AllowanceCharge/cac:TaxCategory/cbc:TierRatePercent) or not(cac:AllowanceCharge/cac:TaxCategory/cac:TaxScheme/cbc:Name) or not(cac:AllowanceCharge/cac:TaxCategory/cac:TaxScheme/cbc:TaxTypeCode) or not(cac:AllowanceCharge/cac:TaxCategory/cac:TaxScheme/cbc:CurrencyCode) or not(cac:AllowanceCharge/cac:TaxCategory/cac:TaxScheme/cac:JurisdictionRegion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77</text:p>
          </table:table-cell>
          <table:table-cell office:value-type="string">
            <text:p>not(cac:AllowanceCharge/cac:TaxTotal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78</text:p>
          </table:table-cell>
          <table:table-cell office:value-type="string">
            <text:p>not(cac:AllowanceCharge/cac:PaymentMean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79</text:p>
          </table:table-cell>
          <table:table-cell office:value-type="string">
            <text:p>not(cac:TaxTotal/cbc:RoundingAmou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80</text:p>
          </table:table-cell>
          <table:table-cell office:value-type="string">
            <text:p>not(cac:TaxTotal/cbc:TaxEvidence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81</text:p>
          </table:table-cell>
          <table:table-cell office:value-type="string">
            <text:p>not(cac:TaxTotal/cac:TaxSubtotal/cbc:CalculationSequenceNumeric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82</text:p>
          </table:table-cell>
          <table:table-cell office:value-type="string">
            <text:p>not(cac:TaxTotal/cac:TaxSubtotal/cbc:TransactionCurrencyTaxAmou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83</text:p>
          </table:table-cell>
          <table:table-cell office:value-type="string">
            <text:p>not(cac:TaxTotal/cac:TaxSubtotal/cbc:Perc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84</text:p>
          </table:table-cell>
          <table:table-cell office:value-type="string">
            <text:p>not(cac:TaxTotal/cac:TaxSubtotal/cbc:BaseUnitMeasur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85</text:p>
          </table:table-cell>
          <table:table-cell office:value-type="string">
            <text:p>not(cac:TaxTotal/cac:TaxSubtotal/cbc:PerUnitAmou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86</text:p>
          </table:table-cell>
          <table:table-cell office:value-type="string">
            <text:p>not(cac:TaxTotal/cac:TaxSubtotal/cbc:TierRang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87</text:p>
          </table:table-cell>
          <table:table-cell office:value-type="string">
            <text:p>not(cac:TaxTotal/cac:TaxSubtotal/cbc:TierRatePerc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88</text:p>
          </table:table-cell>
          <table:table-cell office:value-type="string">
            <text:p>not(cac:TaxTotal/cac:TaxSubtotal/cac:TaxCategory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89</text:p>
          </table:table-cell>
          <table:table-cell office:value-type="string">
            <text:p>not(cac:TaxTotal/cac:TaxSubtotal/cac:TaxCategory/cbc:BaseUnitMeasur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90</text:p>
          </table:table-cell>
          <table:table-cell office:value-type="string">
            <text:p>not(cac:TaxTotal/cac:TaxSubtotal/cac:TaxCategory/cbc:PerUnitAmou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91</text:p>
          </table:table-cell>
          <table:table-cell office:value-type="string">
            <text:p>not(cac:TaxTotal/cac:TaxSubtotal/cac:TaxCategory/cbc:TierRang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92</text:p>
          </table:table-cell>
          <table:table-cell office:value-type="string">
            <text:p>not(cac:TaxTotal/cac:TaxSubtotal/cac:TaxCategory/cbc:TierRatePerc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93</text:p>
          </table:table-cell>
          <table:table-cell office:value-type="string">
            <text:p>not(cac:TaxTotal/cac:TaxSubtotal/cac:TaxCategory/cac:TaxScheme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94</text:p>
          </table:table-cell>
          <table:table-cell office:value-type="string">
            <text:p>not(cac:TaxTotal/cac:TaxSubtotal/cac:TaxCategory/cac:TaxScheme/cbc:Tax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95</text:p>
          </table:table-cell>
          <table:table-cell office:value-type="string">
            <text:p>not(cac:TaxTotal/cac:TaxSubtotal/cac:TaxCategory/cac:TaxScheme/cbc:Currency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96</text:p>
          </table:table-cell>
          <table:table-cell office:value-type="string">
            <text:p>not(cac:TaxTotal/cac:TaxSubtotal/cac:TaxCategory/cac:TaxScheme/cac:JurisdictionRegion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97</text:p>
          </table:table-cell>
          <table:table-cell office:value-type="string">
            <text:p>not(cac:CreditNoteLine/cbc:UU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98</text:p>
          </table:table-cell>
          <table:table-cell office:value-type="string">
            <text:p>not(cac:CreditNoteLine/cbc:TaxPointD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299</text:p>
          </table:table-cell>
          <table:table-cell office:value-type="string">
            <text:p>not(cac:CreditNoteLine/cbc:AccountingCost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00</text:p>
          </table:table-cell>
          <table:table-cell office:value-type="string">
            <text:p>not(cac:CreditNoteLine/cbc:FreeOfCharge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01</text:p>
          </table:table-cell>
          <table:table-cell office:value-type="string">
            <text:p>not(cac:CreditNoteLine/cac:OrderLineReference/cbc:SalesOrderLine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02</text:p>
          </table:table-cell>
          <table:table-cell office:value-type="string">
            <text:p>not(cac:CreditNoteLine/cac:DespatchLine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03</text:p>
          </table:table-cell>
          <table:table-cell office:value-type="string">
            <text:p>not(cac:CreditNoteLine/cac:ReceiptLine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04</text:p>
          </table:table-cell>
          <table:table-cell office:value-type="string">
            <text:p>not(cac:CreditNoteLine/cac:Billing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05</text:p>
          </table:table-cell>
          <table:table-cell office:value-type="string">
            <text:p>not(cac:CreditNoteLine/cac:Document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06</text:p>
          </table:table-cell>
          <table:table-cell office:value-type="string">
            <text:p>not(cac:CreditNoteLine/cac:Pricing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07</text:p>
          </table:table-cell>
          <table:table-cell office:value-type="string">
            <text:p>not(cac:CreditNoteLine/cac:Originator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08</text:p>
          </table:table-cell>
          <table:table-cell office:value-type="string">
            <text:p>not(cac:CreditNoteLine/cac:Deliver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09</text:p>
          </table:table-cell>
          <table:table-cell office:value-type="string">
            <text:p>not(cac:CreditNoteLine/cac:PaymentTerm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11">
          <table:table-cell table:style-name="ce12" office:value-type="string">
            <text:p>T14</text:p>
          </table:table-cell>
          <table:table-cell table:style-name="ce5" office:value-type="string">
            <text:p>BIICORE-T14-R310</text:p>
          </table:table-cell>
          <table:table-cell office:value-type="string">
            <text:p>not(cac:CreditNoteLine/cac:AllowanceCharg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21</text:p>
          </table:table-cell>
          <table:table-cell office:value-type="string">
            <text:p>not(cac:CreditNoteLine/cac:TaxTotal/cbc:RoundingAmou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22</text:p>
          </table:table-cell>
          <table:table-cell office:value-type="string">
            <text:p>not(cac:CreditNoteLine/cac:TaxTotal/cbc:TaxEvidence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23</text:p>
          </table:table-cell>
          <table:table-cell office:value-type="string">
            <text:p>not(cac:CreditNoteLine/cac:TaxTotal/cac:TaxSubtotal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24</text:p>
          </table:table-cell>
          <table:table-cell office:value-type="string">
            <text:p>not(cac:CreditNoteLine/cac:Item/cbc:PackQuanti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25</text:p>
          </table:table-cell>
          <table:table-cell office:value-type="string">
            <text:p>not(cac:CreditNoteLine/cac:Item/cbc:PackSizeNumeric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26</text:p>
          </table:table-cell>
          <table:table-cell office:value-type="string">
            <text:p>not(cac:CreditNoteLine/cac:Item/cbc:Catalogue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27</text:p>
          </table:table-cell>
          <table:table-cell office:value-type="string">
            <text:p>not(cac:CreditNoteLine/cac:Item/cbc:HazardousRisk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28</text:p>
          </table:table-cell>
          <table:table-cell office:value-type="string">
            <text:p>not(cac:CreditNoteLine/cac:Item/cbc:AdditionalInform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29</text:p>
          </table:table-cell>
          <table:table-cell office:value-type="string">
            <text:p>not(cac:CreditNoteLine/cac:Item/cbc:Keywor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30</text:p>
          </table:table-cell>
          <table:table-cell office:value-type="string">
            <text:p>not(cac:CreditNoteLine/cac:Item/cbc:Brand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31</text:p>
          </table:table-cell>
          <table:table-cell office:value-type="string">
            <text:p>not(cac:CreditNoteLine/cac:Item/cbc:Model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32</text:p>
          </table:table-cell>
          <table:table-cell office:value-type="string">
            <text:p>not(cac:CreditNoteLine/cac:Item/cac:SellersItemIdentification/cbc:Extended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33</text:p>
          </table:table-cell>
          <table:table-cell office:value-type="string">
            <text:p>not(cac:CreditNoteLine/cac:Item/cac:SellersItemIdentification/cbc:PhysycalAttribu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34</text:p>
          </table:table-cell>
          <table:table-cell office:value-type="string">
            <text:p>not(cac:CreditNoteLine/cac:Item/cac:SellersItemIdentification/cbc:MeasurementDimens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35</text:p>
          </table:table-cell>
          <table:table-cell office:value-type="string">
            <text:p>not(cac:CreditNoteLine/cac:Item/cac:SellersItemIdentification/cbc:Issuer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36</text:p>
          </table:table-cell>
          <table:table-cell office:value-type="string">
            <text:p>not(cac:CreditNoteLine/cac:Item/cac:StandardItemIdentification/cbc:Extended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37</text:p>
          </table:table-cell>
          <table:table-cell office:value-type="string">
            <text:p>not(cac:CreditNoteLine/cac:Item/cac:StandardItemIdentification/cbc:PhysycalAttribu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38</text:p>
          </table:table-cell>
          <table:table-cell office:value-type="string">
            <text:p>not(cac:CreditNoteLine/cac:Item/cac:StandardItemIdentification/cbc:MeasurementDimens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39</text:p>
          </table:table-cell>
          <table:table-cell office:value-type="string">
            <text:p>not(cac:CreditNoteLine/cac:Item/cac:StandardItemIdentification/cbc:Issuer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40</text:p>
          </table:table-cell>
          <table:table-cell office:value-type="string">
            <text:p>not(cac:CreditNoteLine/cac:Item/cac:BuyersItemIdentifi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41</text:p>
          </table:table-cell>
          <table:table-cell office:value-type="string">
            <text:p>not(cac:CreditNoteLine/cac:Item/cac:CommodityClassification/cbc:NatureCargo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42</text:p>
          </table:table-cell>
          <table:table-cell office:value-type="string">
            <text:p>not(cac:CreditNoteLine/cac:Item/cac:CommodityClassification/cbc:Cargo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43</text:p>
          </table:table-cell>
          <table:table-cell office:value-type="string">
            <text:p>not(cac:CreditNoteLine/cac:Item/cac:CommodityClassification/cbc:Commodity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44</text:p>
          </table:table-cell>
          <table:table-cell office:value-type="string">
            <text:p>not(cac:CreditNoteLine/cac:Item/cac:ManufacturersItemIdentifi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45</text:p>
          </table:table-cell>
          <table:table-cell office:value-type="string">
            <text:p>not(cac:CreditNoteLine/cac:Item/cac:CatalogueItemIdentifi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46</text:p>
          </table:table-cell>
          <table:table-cell office:value-type="string">
            <text:p>not(cac:CreditNoteLine/cac:Item/cac:AdditionalItemIdentificati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47</text:p>
          </table:table-cell>
          <table:table-cell office:value-type="string">
            <text:p>not(cac:CreditNoteLine/cac:Item/cac:CatalogueDocument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48</text:p>
          </table:table-cell>
          <table:table-cell office:value-type="string">
            <text:p>not(cac:CreditNoteLine/cac:Item/cac:ItemSpecificationDocument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49</text:p>
          </table:table-cell>
          <table:table-cell office:value-type="string">
            <text:p>not(cac:CreditNoteLine/cac:Item/cac:OriginCountr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50</text:p>
          </table:table-cell>
          <table:table-cell office:value-type="string">
            <text:p>not(cac:CreditNoteLine/cac:Item/cac:TransactionCondition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51</text:p>
          </table:table-cell>
          <table:table-cell office:value-type="string">
            <text:p>not(cac:CreditNoteLine/cac:Item/cac:HazardousItem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52</text:p>
          </table:table-cell>
          <table:table-cell office:value-type="string">
            <text:p>not(cac:CreditNoteLine/cac:Item/cac:Manufacturer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53</text:p>
          </table:table-cell>
          <table:table-cell office:value-type="string">
            <text:p>not(cac:CreditNoteLine/cac:Item/cac:InformationContentProviderParty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54</text:p>
          </table:table-cell>
          <table:table-cell office:value-type="string">
            <text:p>not(cac:CreditNoteLine/cac:Item/cac:Origin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55</text:p>
          </table:table-cell>
          <table:table-cell office:value-type="string">
            <text:p>not(cac:CreditNoteLine/cac:Item/cac:ItemInsta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56</text:p>
          </table:table-cell>
          <table:table-cell office:value-type="string">
            <text:p>not(cac:CreditNoteLine/cac:Item/cac:TaxCategory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57</text:p>
          </table:table-cell>
          <table:table-cell office:value-type="string">
            <text:p>not(cac:CreditNoteLine/cac:Item/cac:TaxCategory/cbc:BaseUnitMeasur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58</text:p>
          </table:table-cell>
          <table:table-cell office:value-type="string">
            <text:p>not(cac:CreditNoteLine/cac:Item/cac:TaxCategory/cbcPerUnitAmou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59</text:p>
          </table:table-cell>
          <table:table-cell office:value-type="string">
            <text:p>not(cac:CreditNoteLine/cac:Item/cac:TaxCategory/cbc:TaxExemptionReason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60</text:p>
          </table:table-cell>
          <table:table-cell office:value-type="string">
            <text:p>not(cac:CreditNoteLine/cac:Item/cac:TaxCategory/cbc:TaxExemptionReas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61</text:p>
          </table:table-cell>
          <table:table-cell office:value-type="string">
            <text:p>not(cac:CreditNoteLine/cac:Item/cac:TaxCategory/cbc:TierRang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62</text:p>
          </table:table-cell>
          <table:table-cell office:value-type="string">
            <text:p>not(cac:CreditNoteLine/cac:Item/cac:TaxCategory/cbc:TierRatePercen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63</text:p>
          </table:table-cell>
          <table:table-cell office:value-type="string">
            <text:p>not(cac:CreditNoteLine/cac:Item/cac:TaxCategory/cac:TaxScheme/cbc:Nam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64</text:p>
          </table:table-cell>
          <table:table-cell office:value-type="string">
            <text:p>not(cac:CreditNoteLine/cac:Item/cac:TaxCategory/cac:TaxScheme/cbc:Tax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65</text:p>
          </table:table-cell>
          <table:table-cell office:value-type="string">
            <text:p>not(cac:CreditNoteLine/cac:Item/cac:TaxCategory/cac:TaxScheme/cbc:Currency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66</text:p>
          </table:table-cell>
          <table:table-cell office:value-type="string">
            <text:p>not(cac:CreditNoteLine/cac:Item/cac:TaxCategory/cac:TaxScheme/cac:JurisdictionAddres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67</text:p>
          </table:table-cell>
          <table:table-cell office:value-type="string">
            <text:p>not(cac:CreditNoteLine/cac:Item/cac:TaxCategory/cac:AdditionalProperty/cac:UsabilityPerio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68</text:p>
          </table:table-cell>
          <table:table-cell office:value-type="string">
            <text:p>not(cac:CreditNoteLine/cac:Item/cac:TaxCategory/cac:AdditionalProperty/cac:ItemPropertyGroup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69</text:p>
          </table:table-cell>
          <table:table-cell office:value-type="string">
            <text:p>not(cac:CreditNoteLine/cac:Price/cbc:PriceChangeReason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70</text:p>
          </table:table-cell>
          <table:table-cell office:value-type="string">
            <text:p>not(cac:CreditNoteLine/cac:Price/cbc:PriceType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71</text:p>
          </table:table-cell>
          <table:table-cell office:value-type="string">
            <text:p>not(cac:CreditNoteLine/cac:Price/cbc:PriceTyp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72</text:p>
          </table:table-cell>
          <table:table-cell office:value-type="string">
            <text:p>not(cac:CreditNoteLine/cac:Price/cbc:OrderableUnitFactorRat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73</text:p>
          </table:table-cell>
          <table:table-cell office:value-type="string">
            <text:p>not(cac:CreditNoteLine/cac:Price/cac:ValidityPerio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74</text:p>
          </table:table-cell>
          <table:table-cell office:value-type="string">
            <text:p>not(cac:CreditNoteLine/cac:Price/cac:PriceLis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75</text:p>
          </table:table-cell>
          <table:table-cell office:value-type="string">
            <text:p>not(cac:CreditNoteLine/cac:Price/cac:AllowanceCharge/cbc: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76</text:p>
          </table:table-cell>
          <table:table-cell office:value-type="string">
            <text:p>not(cac:CreditNoteLine/cac:Price/cac:AllowanceCharge/cbc:AllowanceChargeReason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77</text:p>
          </table:table-cell>
          <table:table-cell office:value-type="string">
            <text:p>not(cac:CreditNoteLine/cac:Price/cac:AllowanceCharge/cbc:PrepaidIndicator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78</text:p>
          </table:table-cell>
          <table:table-cell office:value-type="string">
            <text:p>not(cac:CreditNoteLine/cac:Price/cac:AllowanceCharge/cbc:SequenceNumeric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79</text:p>
          </table:table-cell>
          <table:table-cell office:value-type="string">
            <text:p>not(cac:CreditNoteLine/cac:Price/cac:AllowanceCharge/cbc:AccountingCost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80</text:p>
          </table:table-cell>
          <table:table-cell office:value-type="string">
            <text:p>not(cac:CreditNoteLine/cac:Price/cac:AllowanceCharge/cbc:AccountingCost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7">
          <table:table-cell table:style-name="ce12" office:value-type="string">
            <text:p>T14</text:p>
          </table:table-cell>
          <table:table-cell table:style-name="ce5" office:value-type="string">
            <text:p>BIICORE-T14-R381</text:p>
          </table:table-cell>
          <table:table-cell office:value-type="string">
            <text:p>not(cac:CreditNoteLine/cac:Price/cac:AllowanceCharge/cac:TaxCategory/cbc:Name) or not(cac:CreditNoteLine/cac:Price/cac:AllowanceCharge/cac:TaxCategory/cbc:Percent) or not(cac:CreditNoteLine/cac:Price/cac:AllowanceCharge/cac:TaxCategory/cbc:BaseUnitMeasure) or not(cac:CreditNoteLine/cac:Price/cac:AllowanceCharge/cac:TaxCategory/cbc:PerUnitAmount) or not(cac:CreditNoteLine/cac:Price/cac:AllowanceCharge/cac:TaxCategory/cbc:TaxExemptionReasonCode) or not(cac:CreditNoteLine/cac:Price/cac:AllowanceCharge/cac:TaxCategory/cbc:TaxExemptionReason) or not(cac:CreditNoteLine/cac:Price/cac:AllowanceCharge/cac:TaxCategory/cbc:TierRange) or not(cac:CreditNoteLine/cac:Price/cac:AllowanceCharge/cac:TaxCategory/cbc:TierRatePercent) or not(cac:CreditNoteLine/cac:Price/cac:AllowanceCharge/cac:TaxCategory/cac:TaxScheme/cbc:Name) or not(cac:CreditNoteLine/cac:Price/cac:AllowanceCharge/cac:TaxCategory/cac:TaxScheme/cbc:TaxTypeCode) or not(cac:CreditNoteLine/cac:Price/cac:AllowanceCharge/cac:TaxCategory/cac:TaxScheme/cbc:CurrencyCode) or not(cac:CreditNoteLine/cac:Price/cac:AllowanceCharge/cac:TaxCategory/cac:TaxScheme/cac:JurisdictionRegionAddress)</text:p>
            <text:p/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82</text:p>
          </table:table-cell>
          <table:table-cell office:value-type="string">
            <text:p>not(cac:CreditNoteLine/cac:Price/cac:AllowanceCharge/cac:TaxTotal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83</text:p>
          </table:table-cell>
          <table:table-cell office:value-type="string">
            <text:p>not(cac:CreditNoteLine/cac:Price/cac:AllowanceCharge/cac:PaymentMeans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84</text:p>
          </table:table-cell>
          <table:table-cell office:value-type="string">
            <text:p>not(cac:CreditNoteLine/cac:OrderLineReference/cbc:UUID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85</text:p>
          </table:table-cell>
          <table:table-cell office:value-type="string">
            <text:p>not(cac:CreditNoteLine/cac:OrderLineReference/cbc:LineStatusCod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5">
          <table:table-cell table:style-name="ce12" office:value-type="string">
            <text:p>T14</text:p>
          </table:table-cell>
          <table:table-cell table:style-name="ce5" office:value-type="string">
            <text:p>BIICORE-T14-R386</text:p>
          </table:table-cell>
          <table:table-cell office:value-type="string">
            <text:p>not(cac:CreditNoteLine/cac:OrderLineReference/cac:OrderReference)</text:p>
          </table:table-cell>
          <table:table-cell table:style-name="ce15" office:value-type="string">
            <text:p>contains(cbc:CustomizationID, 'urn:www.cenbii.eu:transaction:biicoretrdm014:ver1.0')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9">
          <table:table-cell table:style-name="ce12" office:value-type="string">
            <text:p>T14</text:p>
          </table:table-cell>
          <table:table-cell table:style-name="ce5" office:value-type="string">
            <text:p>Credit Note</text:p>
          </table:table-cell>
          <table:table-cell office:value-type="string">
            <text:p>/ubl:CreditNote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 table:number-rows-repeated="651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9" table:default-cell-style-name="ce17"/>
        <table:table-column table:style-name="co19" table:default-cell-style-name="ce17"/>
        <table:table-column table:style-name="co9" table:default-cell-style-name="ce17"/>
        <table:table-column table:style-name="co9" table:default-cell-style-name="ce20"/>
        <table:table-column table:style-name="co9" table:number-columns-repeated="1020" table:default-cell-style-name="Default"/>
        <table:table-row table:style-name="ro9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10">
          <table:table-cell table:style-name="ce2"/>
          <table:table-cell table:style-name="ce5" office:value-type="string">
            <text:p>T14</text:p>
          </table:table-cell>
          <table:table-cell table:style-name="ce5" office:value-type="string">
            <text:p>UBL</text:p>
          </table:table-cell>
          <table:table-cell table:style-name="ce21" office:value-type="string">
            <text:p>urn:oasis:names:specification:ubl:schema:xsd:CreditNote-2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7"/>
        </table:table-row>
        <table:table-row table:style-name="ro6">
          <table:table-cell table:style-name="ce3" table:number-columns-repeated="2"/>
          <table:table-cell table:style-name="Default" table:number-columns-repeated="2"/>
          <table:table-cell table:number-columns-repeated="1020"/>
        </table:table-row>
      </table:table>
      <table:database-ranges>
        <table:database-range table:target-range-address="UBL.A1:UBL.D6547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13/11/2011</text:date>, <text:time>10:5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11-13T10:59:04</dc:date>
    <meta:generator>OpenOffice.org/3.2$Unix OpenOffice.org_project/320m18$Build-9502</meta:generator>
    <meta:editing-duration>PT202H55M01S</meta:editing-duration>
    <meta:editing-cycles>116</meta:editing-cycles>
    <meta:document-statistic meta:table-count="3" meta:cell-count="3405" meta:object-count="0"/>
  </office:meta>
</office:document-meta>
</file>